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cd625" officeooo:paragraph-rsid="001cd625" style:font-size-asian="16pt" style:font-size-complex="16pt"/>
    </style:style>
    <style:style style:name="P2" style:family="paragraph" style:parent-style-name="Standard">
      <style:text-properties fo:font-size="16pt" officeooo:rsid="001cd625" officeooo:paragraph-rsid="001f0612" style:font-size-asian="16pt" style:font-size-complex="16pt"/>
    </style:style>
    <style:style style:name="P3" style:family="paragraph" style:parent-style-name="Standard">
      <style:text-properties fo:font-size="16pt" officeooo:rsid="001cd625" officeooo:paragraph-rsid="00207080" style:font-size-asian="16pt" style:font-size-complex="16pt"/>
    </style:style>
    <style:style style:name="P4" style:family="paragraph" style:parent-style-name="Standard">
      <style:text-properties fo:font-size="16pt" fo:font-weight="bold" officeooo:rsid="001cd625" officeooo:paragraph-rsid="001f0612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0612" style:font-weight-asian="normal" style:font-weight-complex="normal"/>
    </style:style>
    <style:style style:name="T3" style:family="text">
      <style:text-properties fo:font-weight="normal" officeooo:rsid="00207080" style:font-weight-asian="normal" style:font-weight-complex="normal"/>
    </style:style>
    <style:style style:name="T4" style:family="text">
      <style:text-properties officeooo:rsid="001f061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0612" style:font-weight-asian="bold" style:font-weight-complex="bold"/>
    </style:style>
    <style:style style:name="T7" style:family="text">
      <style:text-properties officeooo:rsid="00207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1</text:span><text:span text:style-name="T5"> Таймер для поддержания темпа в рыбалке</text:span></text:p>
      <text:p text:style-name="P3">Собрать прототип <text:span text:style-name="T7">(</text:span><text:span text:style-name="T1">Срок 1 мая 2021</text:span><text:span text:style-name="T3">)</text:span></text:p>
      <text:p text:style-name="P1">Провести натурные испытания</text:p>
      <text:p text:style-name="P1">Подготовить ТЗ для подготовки продуктовой версии</text:p>
      <text:p text:style-name="P1"/>
      <text:p text:style-name="P4"><text:span text:style-name="T4">2</text:span> Сайт <text:span text:style-name="T4">(</text:span><text:span text:style-name="T1">Срок 1 июня 2021</text:span><text:span text:style-name="T2">)</text:span></text:p>
      <text:p text:style-name="P2">Разработать дизайн для сайта</text:p>
      <text:p text:style-name="P2">Внедрить дизайн на сайт</text:p>
      <text:p text:style-name="P2">Добавить возможность формирования отчетов по рыбалкам с постоянной ссылкой, для возможности делиться.</text:p>
      <text:p text:style-name="P2">Разместить пробный отчет в группе рыбаков Сальска</text:p>
      <text:p text:style-name="P1"/>
      <text:p text:style-name="P4">3 Почтовый сервер <text:span text:style-name="T2">(</text:span><text:span text:style-name="T1">Срок 1 июня 2021</text:span><text:span text:style-name="T2">)</text:span></text:p>
      <text:p text:style-name="P1">Купить второй виртуальный сервер</text:p>
      <text:p text:style-name="P1">Настроить почтовый сервер</text:p>
      <text:p text:style-name="P1">Настроить отправку писем с rgbfish.ru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1-04-11T19:21:31.657154310</meta:creation-date>
    <dc:date>2021-04-11T19:41:44.145576348</dc:date>
    <meta:editing-duration>PT9M11S</meta:editing-duration>
    <meta:editing-cycles>3</meta:editing-cycles>
    <meta:generator>LibreOffice/7.1.1.2$Linux_X86_64 LibreOffice_project/fe0b08f4af1bacafe4c7ecc87ce55bb426164676</meta:generator>
    <meta:document-statistic meta:table-count="0" meta:image-count="0" meta:object-count="0" meta:page-count="1" meta:paragraph-count="13" meta:word-count="74" meta:character-count="505" meta:non-whitespace-character-count="444"/>
  </office:meta>
</office:document-meta>
</file>